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Contents_20_1">
      <style:paragraph-properties>
        <style:tab-stops>
          <style:tab-stop style:position="6.4965in" style:type="right" style:leader-style="dotted" style:leader-text="."/>
        </style:tab-stops>
      </style:paragraph-properties>
      <style:text-properties officeooo:paragraph-rsid="000eb7b0"/>
    </style:style>
    <style:style style:name="P2" style:family="paragraph" style:parent-style-name="Heading_20_1">
      <style:text-properties officeooo:paragraph-rsid="000eb7b0"/>
    </style:style>
    <style:style style:name="P3" style:family="paragraph" style:parent-style-name="Heading_20_1">
      <style:text-properties style:font-name="DejaVu Sans" fo:font-size="14pt" officeooo:paragraph-rsid="000eb7b0" style:font-size-asian="14pt" style:font-size-complex="14pt"/>
    </style:style>
    <style:style style:name="P4" style:family="paragraph" style:parent-style-name="Heading_20_1">
      <style:text-properties style:font-name="DejaVu Sans" fo:font-size="14pt" officeooo:rsid="002705f4" officeooo:paragraph-rsid="000eb7b0" style:font-size-asian="14pt" style:font-size-complex="14pt"/>
    </style:style>
    <style:style style:name="P5" style:family="paragraph" style:parent-style-name="Contents_20_Heading">
      <style:text-properties style:font-name="DejaVu Sans" fo:font-size="18pt" officeooo:paragraph-rsid="000eb7b0" style:font-size-asian="18pt" style:font-size-complex="18pt"/>
    </style:style>
    <style:style style:name="P6" style:family="paragraph" style:parent-style-name="Standard">
      <style:text-properties style:font-name="DejaVu Sans"/>
    </style:style>
    <style:style style:name="P7" style:family="paragraph" style:parent-style-name="Standard">
      <style:text-properties style:font-name="DejaVu Sans" officeooo:paragraph-rsid="000eb7b0"/>
    </style:style>
    <style:style style:name="P8" style:family="paragraph" style:parent-style-name="Standard">
      <style:text-properties style:font-name="DejaVu Sans" fo:font-size="13pt" style:font-size-asian="13pt" style:font-size-complex="13pt"/>
    </style:style>
    <style:style style:name="P9" style:family="paragraph" style:parent-style-name="Text_20_body">
      <style:text-properties style:font-name="DejaVu Sans" fo:font-size="13pt" officeooo:paragraph-rsid="000eb7b0" style:font-size-asian="13pt" style:font-size-complex="13pt"/>
    </style:style>
    <style:style style:name="P10" style:family="paragraph" style:parent-style-name="Text_20_body">
      <style:text-properties style:font-name="DejaVu Sans" fo:font-size="13pt" officeooo:rsid="0071ef13" officeooo:paragraph-rsid="000eb7b0" style:font-size-asian="13pt" style:font-size-complex="13pt"/>
    </style:style>
    <style:style style:name="P11" style:family="paragraph" style:parent-style-name="Text_20_body">
      <style:text-properties style:font-name="DejaVu Sans" fo:font-size="13pt" officeooo:rsid="0073dc16" officeooo:paragraph-rsid="000eb7b0" style:font-size-asian="13pt" style:font-size-complex="13pt"/>
    </style:style>
    <style:style style:name="P12" style:family="paragraph" style:parent-style-name="Text_20_body">
      <style:text-properties style:font-name="DejaVu Sans" fo:font-size="13pt" officeooo:rsid="004d8bb0" officeooo:paragraph-rsid="000eb7b0" style:font-size-asian="13pt" style:font-size-complex="13pt"/>
    </style:style>
    <style:style style:name="P13" style:family="paragraph" style:parent-style-name="Text_20_body">
      <style:text-properties style:font-name="DejaVu Sans" fo:font-size="13pt" officeooo:rsid="006991cd" officeooo:paragraph-rsid="000eb7b0" style:font-size-asian="13pt" style:font-size-complex="13pt"/>
    </style:style>
    <style:style style:name="P14" style:family="paragraph" style:parent-style-name="Text_20_body">
      <style:text-properties style:font-name="DejaVu Sans" fo:font-size="13pt" officeooo:rsid="005097d7" officeooo:paragraph-rsid="000eb7b0" style:font-size-asian="13pt" style:font-size-complex="13pt"/>
    </style:style>
    <style:style style:name="P15" style:family="paragraph" style:parent-style-name="Text_20_body">
      <style:text-properties style:font-name="DejaVu Sans" fo:font-size="13pt" officeooo:rsid="001efa8c" officeooo:paragraph-rsid="000eb7b0" style:font-size-asian="13pt" style:font-size-complex="13pt"/>
    </style:style>
    <style:style style:name="P16" style:family="paragraph" style:parent-style-name="Text_20_body" style:list-style-name="L1">
      <style:text-properties style:font-name="DejaVu Sans" fo:font-size="13pt" officeooo:rsid="001efa8c" officeooo:paragraph-rsid="000eb7b0" style:font-size-asian="13pt" style:font-size-complex="13pt"/>
    </style:style>
    <style:style style:name="P17" style:family="paragraph" style:parent-style-name="Text_20_body">
      <style:paragraph-properties fo:text-align="justify" style:justify-single-word="false"/>
      <style:text-properties style:font-name="DejaVu Sans" fo:font-size="13pt" officeooo:paragraph-rsid="000eb7b0" style:font-size-asian="13pt" style:font-size-complex="13pt"/>
    </style:style>
    <style:style style:name="P18" style:family="paragraph" style:parent-style-name="Text_20_body">
      <style:text-properties style:font-name="DejaVu Sans" fo:font-size="13pt" officeooo:rsid="005cc149" officeooo:paragraph-rsid="000eb7b0" fo:background-color="#ffffff" style:font-size-asian="13pt" style:font-size-complex="13pt"/>
    </style:style>
    <style:style style:name="P19" style:family="paragraph" style:parent-style-name="Text_20_body">
      <style:text-properties style:font-name="DejaVu Sans" fo:font-size="13pt" style:text-underline-style="none" officeooo:rsid="006b831a" officeooo:paragraph-rsid="000f8c1e" style:font-size-asian="13pt" style:font-size-complex="13pt"/>
    </style:style>
    <style:style style:name="P20" style:family="paragraph" style:parent-style-name="Text_20_body">
      <style:text-properties style:font-name="DejaVu Sans" fo:font-size="13pt" style:text-underline-style="none" officeooo:rsid="006d3b02" officeooo:paragraph-rsid="000eb7b0" style:font-size-asian="13pt" style:font-size-complex="13pt"/>
    </style:style>
    <style:style style:name="P21" style:family="paragraph" style:parent-style-name="Text_20_body">
      <style:text-properties style:font-name="DejaVu Sans" fo:font-size="13pt" style:text-underline-style="none" officeooo:rsid="000f7a27" officeooo:paragraph-rsid="000f7a27" style:font-size-asian="13pt" style:font-size-complex="13pt"/>
    </style:style>
    <style:style style:name="P22" style:family="paragraph" style:parent-style-name="Text_20_body">
      <style:text-properties officeooo:paragraph-rsid="000eb7b0"/>
    </style:style>
    <style:style style:name="P23" style:family="paragraph" style:parent-style-name="Contents_20_2">
      <style:paragraph-properties>
        <style:tab-stops>
          <style:tab-stop style:position="6.3in" style:type="right" style:leader-style="dotted" style:leader-text="."/>
        </style:tab-stops>
      </style:paragraph-properties>
      <style:text-properties officeooo:paragraph-rsid="000eb7b0"/>
    </style:style>
    <style:style style:name="P24" style:family="paragraph" style:parent-style-name="Contents_20_2">
      <style:paragraph-properties>
        <style:tab-stops>
          <style:tab-stop style:position="6.3in" style:type="right" style:leader-style="dotted" style:leader-text="."/>
        </style:tab-stops>
      </style:paragraph-properties>
      <style:text-properties style:font-name="DejaVu Sans" fo:font-size="13pt" officeooo:paragraph-rsid="000eb7b0" style:font-size-asian="13pt" style:font-size-complex="13pt"/>
    </style:style>
    <style:style style:name="P25" style:family="paragraph" style:parent-style-name="Heading_20_2">
      <style:text-properties style:font-name="DejaVu Sans" fo:font-size="14pt" officeooo:paragraph-rsid="000eb7b0" style:font-size-asian="14pt" style:font-size-complex="14pt"/>
    </style:style>
    <style:style style:name="T1" style:family="text">
      <style:text-properties officeooo:rsid="000eb7b0"/>
    </style:style>
    <style:style style:name="T2" style:family="text">
      <style:text-properties style:font-name="DejaVu Sans" fo:font-size="13pt" style:font-size-asian="13pt" style:font-size-complex="13pt"/>
    </style:style>
    <style:style style:name="T3" style:family="text">
      <style:text-properties style:font-name="DejaVu Sans" fo:font-size="14pt" style:font-size-asian="14pt" style:font-size-complex="14pt"/>
    </style:style>
    <style:style style:name="T4" style:family="text">
      <style:text-properties fo:font-size="22pt" fo:font-weight="bold" officeooo:rsid="000eb7b0" fo:background-color="#ffffff" loext:char-shading-value="0" style:font-size-asian="19.25pt" style:font-weight-asian="bold" style:font-size-complex="22pt" style:font-weight-complex="bold"/>
    </style:style>
    <style:style style:name="T5" style:family="text">
      <style:text-properties fo:font-size="18pt" fo:font-weight="bold" officeooo:rsid="000eb7b0" fo:background-color="#ffffff" loext:char-shading-value="0" style:font-size-asian="15.75pt" style:font-weight-asian="bold" style:font-size-complex="18pt" style:font-weight-complex="bold"/>
    </style:style>
    <style:style style:name="T6" style:family="text">
      <style:text-properties fo:font-size="14pt" style:font-size-asian="14pt" style:font-size-complex="14pt"/>
    </style:style>
    <style:style style:name="T7" style:family="text">
      <style:text-properties fo:font-size="14pt" officeooo:rsid="000eb7b0" style:font-size-asian="14pt" style:font-size-complex="14pt"/>
    </style:style>
    <style:style style:name="T8" style:family="text">
      <style:text-properties fo:font-size="13pt" officeooo:rsid="000eb7b0" style:font-size-asian="13pt" style:font-size-complex="13pt"/>
    </style:style>
    <style:style style:name="T9" style:family="text">
      <style:text-properties style:text-underline-style="none" officeooo:rsid="005c1613"/>
    </style:style>
    <style:style style:name="T10" style:family="text">
      <style:text-properties style:text-underline-style="none" officeooo:rsid="007d75e3"/>
    </style:style>
    <style:style style:name="T11" style:family="text">
      <style:text-properties style:text-underline-style="none" officeooo:rsid="005dd405"/>
    </style:style>
    <style:style style:name="T12" style:family="text">
      <style:text-properties style:text-underline-style="none" officeooo:rsid="00635340"/>
    </style:style>
    <style:style style:name="T13" style:family="text">
      <style:text-properties style:text-underline-style="none" officeooo:rsid="005e8293"/>
    </style:style>
    <style:style style:name="T14" style:family="text">
      <style:text-properties style:text-underline-style="none" officeooo:rsid="006168ee"/>
    </style:style>
    <style:style style:name="T15" style:family="text">
      <style:text-properties style:text-underline-style="none" officeooo:rsid="005f8784"/>
    </style:style>
    <style:style style:name="T16" style:family="text">
      <style:text-properties style:text-underline-style="none" officeooo:rsid="0061bcd5"/>
    </style:style>
    <style:style style:name="T17" style:family="text">
      <style:text-properties style:text-underline-style="none" officeooo:rsid="0060bc2e"/>
    </style:style>
    <style:style style:name="T18" style:family="text">
      <style:text-properties style:text-underline-style="none" officeooo:rsid="00633d28"/>
    </style:style>
    <style:style style:name="T19" style:family="text">
      <style:text-properties style:text-underline-style="none" officeooo:rsid="000f8c1e"/>
    </style:style>
    <style:style style:name="T20" style:family="text">
      <style:text-properties officeooo:rsid="00326a37"/>
    </style:style>
    <style:style style:name="T21" style:family="text">
      <style:text-properties officeooo:rsid="0041d21f"/>
    </style:style>
    <style:style style:name="T22" style:family="text">
      <style:text-properties officeooo:rsid="00435d3c"/>
    </style:style>
    <style:style style:name="T23" style:family="text">
      <style:text-properties officeooo:rsid="004513e5"/>
    </style:style>
    <style:style style:name="T24" style:family="text">
      <style:text-properties officeooo:rsid="00458ddd"/>
    </style:style>
    <style:style style:name="T25" style:family="text">
      <style:text-properties officeooo:rsid="004ebd6e"/>
    </style:style>
    <style:style style:name="T26" style:family="text">
      <style:text-properties officeooo:rsid="006991cd"/>
    </style:style>
    <style:style style:name="T27" style:family="text">
      <style:text-properties officeooo:rsid="00807c8a"/>
    </style:style>
    <style:style style:name="T28" style:family="text">
      <style:text-properties officeooo:rsid="00814876"/>
    </style:style>
    <style:style style:name="T29" style:family="text">
      <style:text-properties officeooo:rsid="006a2e6a"/>
    </style:style>
    <style:style style:name="T30" style:family="text">
      <style:text-properties officeooo:rsid="006d2fcf"/>
    </style:style>
    <style:style style:name="T31" style:family="text">
      <style:text-properties officeooo:rsid="004b9e63"/>
    </style:style>
    <style:style style:name="T32" style:family="text">
      <style:text-properties officeooo:rsid="00597400"/>
    </style:style>
    <style:style style:name="T33" style:family="text">
      <style:text-properties officeooo:rsid="0059f60a"/>
    </style:style>
    <style:style style:name="T34" style:family="text">
      <style:text-properties officeooo:rsid="000ee6d3"/>
    </style:style>
    <style:style style:name="T35" style:family="text">
      <style:text-properties officeooo:rsid="000f7a27"/>
    </style:style>
    <style:style style:name="T36" style:family="text">
      <style:text-properties officeooo:rsid="000f8c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tab/><text:tab/></text:span></text:p>
      <text:p text:style-name="P7"><text:span text:style-name="T4"><text:tab/><text:tab/></text:span></text:p>
      <text:p text:style-name="P7"><text:span text:style-name="T4"><text:s/><text:tab/><text:tab/></text:span></text:p>
      <text:p text:style-name="P7"><text:span text:style-name="T4"><text:tab/><text:tab/>Development Specification</text:span></text:p>
      <text:p text:style-name="P7"><text:span text:style-name="T4"><text:tab/><text:tab/><text:tab/><text:tab/><text:tab/> <text:s/></text:span><text:span text:style-name="T5">Battleship</text:span></text:p>
      <text:p text:style-name="P6"/>
      <text:p text:style-name="P6"/>
      <text:p text:style-name="P6"><text:tab/><text:tab/><text:tab/><text:tab/> <text:s text:c="16"/><text:span text:style-name="T8">Version 1.0</text:span></text:p>
      <text:p text:style-name="P6"><text:tab/><text:tab/><text:tab/><text:tab/> <text:s/><text:span text:style-name="T8">Last modified on 28 May 2018</text:span><text:tab/><text:tab/><text:tab/><text:tab/><text:tab/><text:tab/><text:tab/><text:tab/><text:tab/><text:tab/> <text:s text:c="2"/><text:span text:style-name="T8">Number of pages 4</text:span></text:p>
      <text:p text:style-name="P6"><text:tab/><text:tab/><text:tab/><text:tab/><text:tab/><text:tab/></text:p>
      <text:p text:style-name="P6"/>
      <text:p text:style-name="P6"><text:tab/><text:tab/><text:tab/></text:p>
      <text:p text:style-name="P6"><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xt:soft-page-break/></text:p>
      <text:p text:style-name="P5"/>
      <text:p text:style-name="P5"/>
      <text:p text:style-name="P5"/>
      <text:p text:style-name="P5">Table of Contents</text:p>
      <text:p text:style-name="P1"><text:a xlink:type="simple" xlink:href="#__RefHeading__487_1744266495" text:style-name="Index_20_Link" text:visited-style-name="Index_20_Link"><text:span text:style-name="T2"/></text:a></text:p>
      <text:p text:style-name="P1"><text:a xlink:type="simple" xlink:href="#__RefHeading__487_1744266495" text:style-name="Index_20_Link" text:visited-style-name="Index_20_Link"><text:span text:style-name="T2">1. Introduction<text:tab/>3</text:span></text:a></text:p>
      <text:p text:style-name="P23"><text:a xlink:type="simple" xlink:href="#__RefHeading__489_1744266495" text:style-name="Index_20_Link" text:visited-style-name="Index_20_Link"><text:span text:style-name="T2">1.1. Document Identifier<text:tab/>3</text:span></text:a></text:p>
      <text:p text:style-name="P23"><text:a xlink:type="simple" xlink:href="#__RefHeading__491_1744266495" text:style-name="Index_20_Link" text:visited-style-name="Index_20_Link"><text:span text:style-name="T2">1.2. Scope<text:tab/>3</text:span></text:a></text:p>
      <text:p text:style-name="P23"><text:a xlink:type="simple" xlink:href="#__RefHeading__493_1744266495" text:style-name="Index_20_Link" text:visited-style-name="Index_20_Link"><text:span text:style-name="T2">1.3. Definitions of Terms and Acronyms<text:tab/>3</text:span></text:a></text:p>
      <text:p text:style-name="P23"><text:a xlink:type="simple" xlink:href="#__RefHeading__495_1744266495" text:style-name="Index_20_Link" text:visited-style-name="Index_20_Link"><text:span text:style-name="T2">1.4. References<text:tab/>3</text:span></text:a></text:p>
      <text:p text:style-name="P1"><text:a xlink:type="simple" xlink:href="#__RefHeading__497_1744266495" text:style-name="Index_20_Link" text:visited-style-name="Index_20_Link"><text:span text:style-name="T2">2. Problem Statement<text:tab/>3</text:span></text:a></text:p>
      <text:p text:style-name="P23"><text:a xlink:type="simple" xlink:href="#__RefHeading__499_1744266495" text:style-name="Index_20_Link" text:visited-style-name="Index_20_Link"><text:span text:style-name="T2">2.1. Overview of Solution<text:tab/>3</text:span></text:a></text:p>
      <text:p text:style-name="P23"><text:a xlink:type="simple" xlink:href="#__RefHeading__501_1744266495" text:style-name="Index_20_Link" text:visited-style-name="Index_20_Link"><text:span text:style-name="T2">2.2. Source Code Organization<text:tab/>3</text:span></text:a></text:p>
      <text:p text:style-name="P1"><text:a xlink:type="simple" xlink:href="#__RefHeading___Toc1251_1691452198" text:style-name="Index_20_Link" text:visited-style-name="Index_20_Link"><text:span text:style-name="T2">3. Description of the Solution<text:tab/>4</text:span></text:a></text:p>
      <text:p text:style-name="P24"><text:span text:style-name="T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 text:outline-level="1"><text:soft-page-break/></text:h>
      <text:h text:style-name="P3" text:outline-level="1"><text:span text:style-name="T1">1. </text:span>Introduction</text:h>
      <text:p text:style-name="P22"><text:span text:style-name="T3"/></text:p>
      <text:h text:style-name="P25" text:outline-level="2"><text:bookmark-start text:name="__RefHeading__489_1744266495"/><text:span text:style-name="T1">1.1. </text:span>Document <text:span text:style-name="T20">I</text:span>dentifier<text:bookmark-end text:name="__RefHeading__489_1744266495"/></text:h>
      <text:p text:style-name="P18"><text:tab/>This project is a game (Battleships) written in C++. In this document will be shortly described everything you need to know about this project.</text:p>
      <text:h text:style-name="P25" text:outline-level="2"><text:bookmark-start text:name="__RefHeading__491_1744266495"/><text:span text:style-name="T1">1.2. </text:span>Scope<text:bookmark-end text:name="__RefHeading__491_1744266495"/></text:h>
      <text:p text:style-name="P17"><text:span text:style-name="T21"><text:tab/>Introduction</text:span> section provides overview of the document content as well as the brief description of the project requirements. Section Definitions of Terms and Acronyms includes description of all the terms and acronyms used in the document. Section <text:span text:style-name="T21">References</text:span> has links to the documentation and sources used to build this document. <text:span text:style-name="T22">Problem Statement</text:span> Section briefly describes the requirements and purpose of the project. <text:span text:style-name="T23">In subsection Overview of Solution is described the architecture of the solution and subsection Source Code Organization describes</text:span> The features that the project should support. <text:span text:style-name="T24">Source Code Organization section describes the structure of the project files (sources, documentation), including the folder hierarchy, description of the build and test environments. Description of the Solution section includes details on the solution.</text:span></text:p>
      <text:h text:style-name="P25" text:outline-level="2"><text:bookmark-start text:name="__RefHeading__493_1744266495"/><text:span text:style-name="T1">1.3. </text:span>Definitions of Terms and Acronyms<text:bookmark-end text:name="__RefHeading__493_1744266495"/></text:h>
      <text:p text:style-name="P10">There aren’t any terms or acronyms in this project.</text:p>
      <text:h text:style-name="P25" text:outline-level="2"><text:bookmark-start text:name="__RefHeading__495_1744266495"/><text:span text:style-name="T1">1.4. </text:span>References<text:bookmark-end text:name="__RefHeading__495_1744266495"/></text:h>
      <text:p text:style-name="P11">There aren’t any references in this project.</text:p>
      <text:h text:style-name="P3" text:outline-level="1"><text:bookmark-start text:name="__RefHeading__497_1744266495"/><text:span text:style-name="T1">2. </text:span>Problem Statement<text:bookmark-end text:name="__RefHeading__497_1744266495"/></text:h>
      <text:p text:style-name="P12">The project is a game named Battleship written in C++. <text:span text:style-name="T25">The requirement was to write it using only functions. Below is written functional features of the product:</text:span></text:p>
      <text:p text:style-name="P9"><text:span text:style-name="T26">1) </text:span>Creation of game battlefield of 10x10 plates.</text:p>
      <text:p text:style-name="P13">2) The <text:span text:style-name="T34">user manually input coordinates and direction to </text:span>generate ships – one: <text:span text:style-name="T27">4 dimensional</text:span>, two: 3 <text:span text:style-name="T34">dimensional</text:span>, three: <text:s/><text:span text:style-name="T28">2</text:span> <text:span text:style-name="T34">dimensional</text:span>, four with <text:span text:style-name="T28">1</text:span> <text:span text:style-name="T34">dimensional</text:span>.</text:p>
      <text:p text:style-name="P14"><text:span text:style-name="T29">3) The user input couple of coordinates to hit a ship. </text:span></text:p>
      <text:h text:style-name="P25" text:outline-level="2"><text:bookmark-start text:name="__RefHeading__499_1744266495"/><text:soft-page-break/><text:span text:style-name="T1">2.1. </text:span>Overview of Solution<text:bookmark-end text:name="__RefHeading__499_1744266495"/></text:h>
      <text:p text:style-name="P19"><text:tab/></text:p>
      <text:p text:style-name="P19"><text:tab/>For <text:span text:style-name="T35">implementation of </text:span>this project , <text:span text:style-name="T35">a</text:span>re used only functions as it <text:span text:style-name="T35">one of the main </text:span>require<text:span text:style-name="T35">ments</text:span> by the customer. <text:span text:style-name="T30">Here are the main functions for the project:</text:span></text:p>
      <text:p text:style-name="P20"/>
      <text:p text:style-name="P20">1) create_<text:span text:style-name="T35">sea()</text:span> <text:tab/><text:tab/>– <text:tab/> creates a matrix.</text:p>
      <text:p text:style-name="P20">2) <text:span text:style-name="T35">fill_sea()<text:tab/><text:tab/></text:span>– <text:tab/> <text:span text:style-name="T35">fill the matrix with ships.</text:span></text:p>
      <text:p text:style-name="P21">3) shoot() <text:s text:c="18"/>- <text:s text:c="7"/>changes value in sea.</text:p>
      <text:p text:style-name="P20"><text:span text:style-name="T35">4</text:span>) <text:span text:style-name="T35">remove_sea()</text:span><text:tab/><text:tab/>– <text:tab/> <text:span text:style-name="T36">clear allocated memory.</text:span></text:p>
      <text:p text:style-name="P20"/>
      <text:p text:style-name="P9"><text:span text:style-name="T7">2.2. </text:span><text:span text:style-name="T6">Source Code Organization</text:span></text:p>
      <text:list xml:id="list4142709029" text:style-name="L1">
        <text:list-item>
          <text:p text:style-name="P16"><text:span text:style-name="T36">battleship</text:span> – the top directory</text:p>
        </text:list-item>
        <text:list-item>
          <text:p text:style-name="P16">src – contain<text:span text:style-name="T31">s</text:span> the source code of the project</text:p>
        </text:list-item>
        <text:list-item>
          <text:p text:style-name="P16"><text:span text:style-name="T32">README – short description of the project and how to use it</text:span></text:p>
        </text:list-item>
        <text:list-item>
          <text:p text:style-name="P16">makefile – the top makefile for building the project</text:p>
        </text:list-item>
        <text:list-item>
          <text:p text:style-name="P16"><text:span text:style-name="T33">docs – all documentation that is needed</text:span></text:p>
        </text:list-item>
      </text:list>
      <text:p text:style-name="P15"/>
      <text:h text:style-name="P4" text:outline-level="1"><text:bookmark-start text:name="__RefHeading___Toc1251_1691452198"/><text:span text:style-name="T1">3. </text:span>Description of the Solution<text:bookmark-end text:name="__RefHeading___Toc1251_1691452198"/></text:h>
      <text:p text:style-name="P9"><text:span text:style-name="T9"/></text:p>
      <text:p text:style-name="P9"><text:span text:style-name="T9"><text:tab/>For creation of the board (sea) is used two dimensional array 10x10 where 0 defines the sea an 1 defines the ships. The program </text:span><text:span text:style-name="T19">require couple of coordinates and ship direction. When user input these, the program draw</text:span><text:span text:style-name="T11"> ship</text:span><text:span text:style-name="T19">s</text:span><text:span text:style-name="T11"> on the board </text:span><text:span text:style-name="T10">and</text:span><text:span text:style-name="T11"> </text:span><text:span text:style-name="T10">also</text:span><text:span text:style-name="T11"> checks </text:span><text:span text:style-name="T19">do you enable to set a ship in that position</text:span><text:span text:style-name="T14">.</text:span><text:span text:style-name="T13"> After putting the ships in proper positions </text:span><text:span text:style-name="T15">program ask</text:span><text:span text:style-name="T19">s </text:span><text:span text:style-name="T15">you to type the coordinates for shooting and will tell you if </text:span><text:span text:style-name="T16">you </text:span><text:span text:style-name="T15">missed </text:span><text:span text:style-name="T10">or </text:span><text:span text:style-name="T19">hit</text:span><text:span text:style-name="T17">. </text:span><text:span text:style-name="T16">After each shooting program checks if there </text:span><text:span text:style-name="T18">are </text:span><text:span text:style-name="T16">any ships left. If there are, player will type the coordinates until all ships are destroyed. After destroying all ships the game will over.</text:span><text:span text:style-name="T15"> </text:span><text:span text:style-name="T11"><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9T14:26:55.974390053</meta:creation-date>
    <dc:date>2018-05-29T15:10:48.982101317</dc:date>
    <meta:editing-duration>PT23M2S</meta:editing-duration>
    <meta:editing-cycles>2</meta:editing-cycles>
    <meta:generator>LibreOffice/6.0.3.2$Linux_X86_64 LibreOffice_project/00$Build-2</meta:generator>
    <meta:document-statistic meta:table-count="0" meta:image-count="0" meta:object-count="0" meta:page-count="4" meta:paragraph-count="50" meta:word-count="526" meta:character-count="3330" meta:non-whitespace-character-count="2726"/>
  </office:meta>
</office:document-meta>
</file>